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start"/>
      <style:text-properties fo:font-size="13pt" style:font-size-asian="13pt" style:font-size-complex="13pt"/>
    </style:style>
    <style:style style:name="P3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524cm" svg:x="7.604cm" svg:y="4.556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524cm" svg:x="10.144cm" svg:y="4.556cm">
          <text:p text:style-name="P1"><text:span text:style-name="T1">Graphics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0.508cm" svg:x="5.191cm" svg:y="6.588cm">
          <text:p text:style-name="P2"><text:span text:style-name="T1">UI Interru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0.508cm" svg:x="5.191cm" svg:y="7.096cm">
          <text:p text:style-name="P2"><text:span text:style-name="T1">Display Sc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0.508cm" svg:x="5.191cm" svg:y="7.604cm">
          <text:p text:style-name="P2"><text:span text:style-name="T1">Button 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1.524cm" svg:x="7.604cm" svg:y="8.62cm">
          <text:p text:style-name="P1"><text:span text:style-name="T1">Audio</text:span></text:p>
          <text:p text:style-name="P1"><text:span text:style-name="T1">Samp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524cm" svg:x="10.144cm" svg:y="10.144cm">
          <text:p text:style-name="P1"><text:span text:style-name="T1">FHT</text:span></text:p>
          <text:p text:style-name="P1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524cm" svg:x="10.144cm" svg:y="8.62cm">
          <text:p text:style-name="P1"><text:span text:style-name="T1">Audio</text:span></text:p>
          <text:p text:style-name="P1"><text:span text:style-name="T1">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524cm" svg:x="10.144cm" svg:y="6.588cm">
          <text:p text:style-name="P1"><text:span text:style-name="T1">Mode</text:span></text:p>
          <text:p text:style-name="P1"><text:span text:style-name="T1">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524cm" svg:x="12.684cm" svg:y="6.588cm">
          <text:p text:style-name="P1"><text:span text:style-name="T1">Display</text:span></text:p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62cm" svg:y1="6.08cm" svg:x2="8.62cm" svg:y2="7.096cm">
          <text:p/>
        </draw:line>
        <draw:line draw:style-name="gr2" draw:text-style-name="P3" draw:layer="layout" svg:x1="10.144cm" svg:y1="7.858cm" svg:x2="9.128cm" svg:y2="7.858cm">
          <text:p/>
        </draw:line>
        <draw:line draw:style-name="gr2" draw:text-style-name="P3" draw:layer="layout" svg:x1="12.684cm" svg:y1="5.318cm" svg:x2="13.954cm" svg:y2="6.588cm">
          <text:p/>
        </draw:line>
        <draw:line draw:style-name="gr2" draw:text-style-name="P3" draw:layer="layout" svg:x1="12.684cm" svg:y1="9.255cm" svg:x2="13.954cm" svg:y2="8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Rule</meta:initial-creator>
    <meta:creation-date>2013-08-17T14:13:53</meta:creation-date>
    <dc:date>2013-08-17T14:33:45</dc:date>
    <dc:creator>Michael Rule</dc:creator>
    <meta:editing-duration>PT17M28S</meta:editing-duration>
    <meta:editing-cycles>5</meta:editing-cycles>
    <meta:generator>LibreOffice/3.5$Linux_X86_64 LibreOffice_project/350m1$Build-2</meta:generator>
    <meta:document-statistic meta:object-count="14"/>
  </office:meta>
</office:document-meta>
</file>